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Code">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text-properties fo:font-style="normal" style:font-style-asian="normal" style:font-style-complex="normal"/>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1">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3">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SMT</text:h>
      <text:p text:style-name="P1">Version 1 2008-02-04, Michael Calmer</text:p>
      <text:p text:style-name="P1">Version 2 2008-02-05, Michael Calmer</text:p>
      <text:p text:style-name="P1">Version 3 2008-02-06, Michael Calmer</text:p>
      <text:p text:style-name="P1">Version 4 2008-02-29, Michael Calmer</text:p>
      <text:p text:style-name="P1">Version 5 2008-03-05, Michael Calmer</text:p>
      <text:p text:style-name="P1">Version 6 2008-03-14, Michael Calmer</text:p>
      <text:p text:style-name="P1"/>
      <text:p text:style-name="Text_20_body">This document describes how SMT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SMT (mandatory)</text:h>
      <text:p text:style-name="Text_20_body"/>
      <text:p text:style-name="Text_20_body">The registration is similar to the already defined &lt;register&gt; call from suse_register. As enhancement to this the Mirror Credentials (&lt;authuser&gt;/&lt;authpass&gt;) are added to this call, because a regcode cannot be provided. </text:p>
      <text:p text:style-name="Text_20_body">The register call includes also the deviceid of the SMT server to track SMT usage at NCC.</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As <text:span text:style-name="T1">&lt;param id=”email”&gt;</text:span> <text:s/>a value will be submitted which was set during the installation of SMT if no other value is available.</text:p>
      <text:p text:style-name="Text_20_body">SMT does not ask for regcodes. The NCC assigns new registrations to subscriptions which were marked by the customer for this use. Which subscription is used depends on the products which are installed and registered on the client. </text:p>
      <text:p text:style-name="P2">Question: SMT may get the regcode later with the listregistrations call. Should SMT use and send this regcode if it does a re-registration? </text:p>
      <text:p text:style-name="P2">I think this can make some trouble if somebody changes the subscription in NCC and a re-registration happens before SMT knows about the changes in NCC. </text:p>
      <text:p text:style-name="P2">Eric: No, we don't need SMT to send the regcode later. <text:s/>The registration service will already know what regcode this client was assigned to, and will try to re-use it. <text:s/>If that regcode is no longer valid it will try to use the default subscription chosen for the company.</text:p>
      <text:p text:style-name="P2"/>
      <text:p text:style-name="Text_20_body">Example:</text:p>
      <text:p text:style-name="Code">&lt;?xml version="1.0" encoding="UTF-8"?&gt;</text:p>
      <text:p text:style-name="Code">&lt;register xmlns="<text:a xlink:type="simple" xlink:href="http://www.novell.com/xml/center/regsvc-1_0">http://www.novell.com/xml/center/regsvc-1_0</text:a>"</text:p>
      <text:p text:style-name="Code"><text:soft-page-break/><text:s text:c="10"/>lang="en" accept=”optional”&gt;</text:p>
      <text:p text:style-name="Code"><text:s/>&lt;guid&gt;1badbeef4abadb01&lt;/guid&gt;</text:p>
      <text:p text:style-name="Code"><text:s/>&lt;host&gt;564894af454e9d12&lt;/host&gt;</text:p>
      <text:p text:style-name="Code"><text:span text:style-name="T2"><text:s/>&lt;smtguid&gt;12eaf7452bcd4367&lt;/smtguid&gt;</text:span></text:p>
      <text:p text:style-name="Code"><text:s/>&lt;authuser&gt;ab6205f37503eed745&lt;/authuser&gt;</text:p>
      <text:p text:style-name="Code"><text:s/>&lt;authpass&gt;3549049a673565ße847bb465&lt;/authpass&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SMT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3">An error should happen, if <text:span text:style-name="T1">authuser</text:span> does not exist or <text:span text:style-name="T1">authuser</text:span> and <text:span text:style-name="T1">authpass</text:span> does not match.</text:p>
      <text:p text:style-name="P3">An error is returned via a HTTP status code.</text:p>
      <text:p text:style-name="P3"/>
      <text:h text:style-name="P6" text:outline-level="2">Delete a registration – de-register (nice-to-have)</text:h>
      <text:p text:style-name="Text_20_body"><text:span text:style-name="T2">If the SMT administrator delete a registration on SMT it should be possible to submit this information to NCC too. For this a new </text:span><text:span text:style-name="T1">&lt;de-register&gt; </text:span><text:span text:style-name="T2">call is required. This call provide the GUID of the client which should be removed and the </text:span><text:span text:style-name="T1">authuser</text:span><text:span text:style-name="T2"> and </text:span><text:span text:style-name="T1">authpass</text:span><text:span text:style-name="T2"> where this client belong to. </text:span></text:p>
      <text:p text:style-name="Text_20_body">The register call includes also the deviceid of the SMT server to track SMT usage at NCC.</text:p>
      <text:p text:style-name="Text_20_body"><text:span text:style-name="T2"/></text:p>
      <text:p text:style-name="Text_20_body">The request will be send to the following URL:</text:p>
      <text:p text:style-name="Text_20_body"><text:a xlink:type="simple" xlink:href="https://secure-www.novell.com/center/regsvc/?command=register">https://secure-www.novell.com/center/regsvc/?command=de-register</text:a></text:p>
      <text:p text:style-name="P3"/>
      <text:p text:style-name="P3">Example:</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lt;guid&gt;1badbeef4abadb01&lt;/guid&gt;</text:p>
      <text:p text:style-name="Code"><text:span text:style-name="T2"><text:s/>&lt;smtguid&gt;12eaf7452bcd4367&lt;/smtguid&gt;</text:span></text:p>
      <text:p text:style-name="Code"><text:s/>&lt;authuser&gt;ab6205f37503eed745&lt;/authuser&gt;</text:p>
      <text:p text:style-name="Code"><text:s/>&lt;authpass&gt;3549049a673565ße847bb465&lt;/authpass&gt;</text:p>
      <text:p text:style-name="P5">&lt;/de-register&gt;</text:p>
      <text:p text:style-name="P5"/>
      <text:p text:style-name="P3"><text:soft-page-break/>On success a page with HTTP Status Code 200 is expected. If <text:span text:style-name="T1">authuser</text:span> does not exist or <text:span text:style-name="T1">authuser</text:span> and <text:span text:style-name="T1">authpass</text:span> does not match an error code is expected via HTTP status code. If the guid does not exist for this <text:span text:style-name="T1">authuser</text:span> <text:s/>the result should be a success message (no error). This can happen if the customer removed this client via NCC Webpage before he delete it in SMT. </text:p>
      <text:p text:style-name="P3"/>
      <text:h text:style-name="P6" text:outline-level="2">List registrations – listregistrations (important)</text:h>
      <text:p text:style-name="P3">This call should return a list of all clients which are registered via SMT and a references to the subscriptions which are assigned to this client. <text:s/></text:p>
      <text:p text:style-name="Text_20_body">The register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registerations</text:a></text:p>
      <text:p text:style-name="P3"/>
      <text:p text:style-name="P3">Example:</text:p>
      <text:p text:style-name="Code">&lt;?xml version="1.0" encoding="UTF-8"?&gt;</text:p>
      <text:p text:style-name="Code">&lt;listregistrations xmlns="<text:a xlink:type="simple" xlink:href="http://www.novell.com/xml/center/regsvc-1_0">http://www.novell.com/xml/center/regsvc-1_0</text:a>"</text:p>
      <text:p text:style-name="Code"><text:s text:c="19"/>lang="en"&gt;</text:p>
      <text:p text:style-name="Code"><text:span text:style-name="T2"><text:s/>&lt;smtguid&gt;12eaf7452bcd4367&lt;/smtguid&gt;</text:span></text:p>
      <text:p text:style-name="Code"><text:s/>&lt;authuser&gt;ab6205f37503eed745&lt;/authuser&gt;</text:p>
      <text:p text:style-name="Code"><text:s/>&lt;authpass&gt;3549049a673565ße847bb465&lt;/authpass&gt;</text:p>
      <text:p text:style-name="P5">&lt;/listregistrations&gt;</text:p>
      <text:p text:style-name="P5"/>
      <text:p text:style-name="P3">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authuser&gt;ab6205f37503eed745&lt;/authuser&gt;</text:p>
      <text:p text:style-name="P5"><text:s/>&lt;client&gt;</text:p>
      <text:p text:style-name="P5"><text:s text:c="3"/>&lt;guid&gt;1badbeef4abadb01&lt;/guid&gt;</text:p>
      <text:p text:style-name="P5"><text:s text:c="3"/>&lt;subref&gt;subscribtionReference&lt;/subref&gt;</text:p>
      <text:p text:style-name="P5"><text:s text:c="3"/>&lt;subref&gt;anotherSubscriptionReference&lt;/subref&gt;</text:p>
      <text:p text:style-name="P5"><text:s/>&lt;/client&gt;</text:p>
      <text:p text:style-name="P5"><text:s/>&lt;client&gt;</text:p>
      <text:p text:style-name="P5"><text:s text:c="3"/>&lt;guid&gt;e164badbeef4abadb01&lt;/guid&gt;</text:p>
      <text:p text:style-name="P5"><text:s text:c="3"/>&lt;subref&gt;subscribtionReference&lt;/subref&gt;</text:p>
      <text:p text:style-name="P5"><text:s/>&lt;/client&gt;</text:p>
      <text:p text:style-name="P5"><text:s/>&lt;client&gt;</text:p>
      <text:p text:style-name="P5"><text:s text:c="3"/>&lt;guid&gt;adbeef4abadb013564&lt;/guid&gt;</text:p>
      <text:p text:style-name="P5"><text:s text:c="3"/>&lt;subref&gt;subscribtionReference&lt;/subref&gt;</text:p>
      <text:p text:style-name="P5"><text:s/>&lt;/client&gt;</text:p>
      <text:p text:style-name="P5"><text:soft-page-break/>&lt;/registrations&gt;</text:p>
      <text:p text:style-name="P5"><text:s/></text:p>
      <text:p text:style-name="Text_20_body"><text:span text:style-name="T2">The request include the </text:span><text:span text:style-name="T1">authuser</text:span><text:span text:style-name="T2"> and the </text:span><text:span text:style-name="T1">authpass </text:span><text:span text:style-name="T2">for authentication and finding the result set. The answer from NCC include the </text:span><text:span text:style-name="T1">authuser</text:span><text:span text:style-name="T2"> and a </text:span><text:span text:style-name="T1">&lt;client&gt;</text:span><text:span text:style-name="T2"> block for every registered client. This client block contains the guid of the client and one or more &lt;subref&gt; elements. </text:span></text:p>
      <text:p text:style-name="P2">Question: What can be used as subscription reference? </text:p>
      <text:p text:style-name="P2">One possibility would be the registration code. Another option would be an id of the subscription table (if something like this exists).</text:p>
      <text:p text:style-name="P2"/>
      <text:p text:style-name="P2">Eric: Now that I think about it, it might be a better idea to use the regcode instead of the subscription ID.</text:p>
      <text:p text:style-name="P4"/>
      <text:p text:style-name="P4">Conclusion: We use the regcode as reference between Clients and Subscriptions.</text:p>
      <text:h text:style-name="P6" text:outline-level="2">List Subscriptions – listsubscriptions (important)</text:h>
      <text:p text:style-name="P3">This call should return a list of <text:s/>subscriptions which are assigned to the same company where <text:s/>the SMT registration belongs to. NCC send all subscriptions which have a product list. If the node count of a subscription is “unlimited” a node count of “-1” is send.</text:p>
      <text:p text:style-name="Text_20_body">The register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subscriptions</text:a></text:p>
      <text:p text:style-name="P3"/>
      <text:p text:style-name="P3">Example:</text:p>
      <text:p text:style-name="Code">&lt;?xml version="1.0" encoding="UTF-8"?&gt;</text:p>
      <text:p text:style-name="Code">&lt;listsubscriptions xmlns="<text:a xlink:type="simple" xlink:href="http://www.novell.com/xml/center/regsvc-1_0">http://www.novell.com/xml/center/regsvc-1_0</text:a>"</text:p>
      <text:p text:style-name="Code"><text:s text:c="19"/>lang="en"&gt;</text:p>
      <text:p text:style-name="Code"><text:span text:style-name="T2"><text:s/>&lt;smtguid&gt;12eaf7452bcd4367&lt;/smtguid&gt;</text:span></text:p>
      <text:p text:style-name="Code"><text:s/>&lt;authuser&gt;ab6205f37503eed745&lt;/authuser&gt;</text:p>
      <text:p text:style-name="Code"><text:s/>&lt;authpass&gt;3549049a673565ße847bb465&lt;/authpass&gt;</text:p>
      <text:p text:style-name="P5">&lt;/listsubscriptions&gt;</text:p>
      <text:p text:style-name="P5"/>
      <text:p text:style-name="P3">Answer from NCC:</text:p>
      <text:p text:style-name="Code">&lt;?xml version="1.0" encoding="UTF-8"?&gt;</text:p>
      <text:p text:style-name="Code"><text:span text:style-name="T2">&lt;subscriptionlist</text:span> xmlns="<text:a xlink:type="simple" xlink:href="http://www.novell.com/xml/center/regsvc-1_0">http://www.novell.com/xml/center/regsvc-1_0</text:a>"</text:p>
      <text:p text:style-name="Code"><text:s text:c="18"/>lang="en"&gt;</text:p>
      <text:p text:style-name="Code"><text:s/>&lt;authuser&gt;ab6205f37503eed745&lt;/authuser&gt;</text:p>
      <text:p text:style-name="Code"><text:s/>&lt;subscription&gt;</text:p>
      <text:p text:style-name="Code"><text:s text:c="7"/>&lt;regcode&gt;<text:a xlink:type="simple" xlink:href="mailto:sles10@Comany-13649">sles10@Comany-13649</text:a>&lt;/regcode&gt;</text:p>
      <text:p text:style-name="Code"><text:s text:c="7"/>&lt;subname&gt;SuSE Linux Enterprise Server x64/x64_64&lt;/subname&gt; </text:p>
      <text:p text:style-name="Code"><text:s text:c="7"/>&lt;type&gt;FULL&lt;/type&gt;</text:p>
      <text:p text:style-name="Code"><text:s text:c="7"/>&lt;substatus&gt;ACTIVE&lt;/substatus&gt;</text:p>
      <text:p text:style-name="Code"><text:soft-page-break/><text:s text:c="7"/>&lt;start-date&gt;1202149301&lt;/start-date&gt;</text:p>
      <text:p text:style-name="Code"><text:s text:c="7"/>&lt;end-date&gt;1202149302&lt;/end-date&gt;</text:p>
      <text:p text:style-name="Code"><text:s text:c="7"/>&lt;duration&gt;60&lt;/duration&gt;</text:p>
      <text:p text:style-name="Code"><text:s text:c="7"/>&lt;server-class&gt;OS&lt;/server-class&gt;</text:p>
      <text:p text:style-name="Code"><text:s text:c="7"/>&lt;productlist&gt;436,437,438,439&lt;/productlist&gt;</text:p>
      <text:p text:style-name="Code"><text:s text:c="7"/>&lt;nodecount&gt;100&lt;/nodecount&gt;</text:p>
      <text:p text:style-name="Code"><text:s text:c="2"/>&lt;/subscription&gt;</text:p>
      <text:p text:style-name="Code"><text:s text:c="2"/>&lt;subscription&gt;</text:p>
      <text:p text:style-name="Code"><text:s text:c="7"/>&lt;regcode&gt;slesha<text:a xlink:type="simple" xlink:href="mailto:sles10@Comany-13649">@Comany-13649</text:a>&lt;/regcode&gt;</text:p>
      <text:p text:style-name="Code"><text:s text:c="7"/>&lt;subname&gt;SuSE Linux Enterprise HA-Server&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ADDON&lt;/server-class&gt;</text:p>
      <text:p text:style-name="Code"><text:s text:c="7"/>&lt;productlist&gt;621&lt;/productlist&gt;</text:p>
      <text:p text:style-name="Code"><text:s text:c="7"/>&lt;nodecount&gt;10&lt;/nodecount&gt;</text:p>
      <text:p text:style-name="Code"><text:s text:c="2"/>&lt;/subscription&gt;</text:p>
      <text:p text:style-name="P5">&lt;subscriptionlist&gt;</text:p>
      <text:p text:style-name="P5"/>
      <text:p text:style-name="Text_20_body"><text:span text:style-name="T2">The request include the </text:span><text:span text:style-name="T1">authuser</text:span><text:span text:style-name="T2"> and the </text:span><text:span text:style-name="T1">authpass </text:span><text:span text:style-name="T2">for authentication and to find the result set. The answer from NCC include the </text:span><text:span text:style-name="T1">authuser</text:span><text:span text:style-name="T2"> and a </text:span><text:span text:style-name="T1">&lt;subscription&gt;</text:span><text:span text:style-name="T2"> block for every subscription which belongs to the same company as the </text:span><text:span text:style-name="T1">authuser </text:span><text:span text:style-name="T2">and have a productlist.</text:span></text:p>
      <text:p text:style-name="P3">The &lt;subscription&gt; block has various sub elements which give informations about the subscription:</text:p>
      <text:list text:style-name="L1">
        <text:list-item>
          <text:p text:style-name="P8">regcode – the regcode for this subscription. This is the reference to &lt;subref&gt; in the listregistrations call.</text:p>
        </text:list-item>
        <text:list-item>
          <text:p text:style-name="P8">subname – the name of the subscription.</text:p>
        </text:list-item>
        <text:list-item>
          <text:p text:style-name="P8">type – FULL, PROVISIONAL, EVALUATION (maybe more if needed)</text:p>
        </text:list-item>
        <text:list-item>
          <text:p text:style-name="P8">substatus – ACTIVE, EXPIRED (maybe more if needed)</text:p>
        </text:list-item>
        <text:list-item>
          <text:p text:style-name="P8">start-date – unix time when the customer buy this subscription</text:p>
        </text:list-item>
        <text:list-item>
          <text:p text:style-name="P8">end-date – unix time when this subscription expires</text:p>
        </text:list-item>
        <text:list-item>
          <text:p text:style-name="P8">duration – end-date – start-date</text:p>
        </text:list-item>
        <text:list-item>
          <text:p text:style-name="P8">server-class – OS or ADDON</text:p>
        </text:list-item>
        <text:list-item>
          <text:p text:style-name="P8">productlist – a comma seperated list of productdataids (See NNW_PRODUCT_DATA Table in NCC) of products which can be assigned to this subscription </text:p>
        </text:list-item>
        <text:list-item>
          <text:p text:style-name="P8">nodecount – The number how many installations can be assigned to this subscription. The value “-1” is defined as “unlimited”</text:p>
        </text:list-item>
      </text:list>
      <text:p text:style-name="P3"><text:s/>(We can enhance this later with more data if required.)</text:p>
      <text:p text:style-name="P3"/>
      <text:p text:style-name="P4"/>
      <text:h text:style-name="P6" text:outline-level="2"><text:soft-page-break/>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3"/>
      <text:p text:style-name="P3">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Code"><text:span text:style-name="T2"><text:s text:c="3"/>&lt;smtguid&gt;12eaf7452bcd4367&lt;/smtguid&gt;</text:span></text:p>
      <text:p text:style-name="Code"><text:s text:c="3"/>&lt;authuser&gt;ab6205f37503eed745&lt;/authuser&gt;</text:p>
      <text:p text:style-name="Code"><text:s text:c="3"/>&lt;authpass&gt;3549049a673565ße847bb465&lt;/authpass&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Code"><text:span text:style-name="T2"><text:s text:c="3"/>&lt;smtguid&gt;12eaf7452bcd4367&lt;/smtguid&gt;</text:span></text:p>
      <text:p text:style-name="Code"><text:s text:c="3"/>&lt;authuser&gt;ab6205f37503eed745&lt;/authuser&gt;</text:p>
      <text:p text:style-name="Code"><text:s text:c="3"/>&lt;authpass&gt;3549049a673565ße847bb465&lt;/authpass&gt;</text:p>
      <text:p text:style-name="P5"><text:s text:c="2"/>&lt;/de-register&gt;</text:p>
      <text:p text:style-name="Code"><text:s text:c="2"/>&lt;register lang="en" accept=”optional”&gt;</text:p>
      <text:p text:style-name="Code"><text:s text:c="3"/>&lt;guid&gt;ef4abadb01735540a7f5354&lt;/guid&gt;</text:p>
      <text:p text:style-name="Code"><text:s text:c="3"/>&lt;host/&gt;</text:p>
      <text:p text:style-name="Code"><text:s text:c="2"/><text:span text:style-name="T2"><text:s/>&lt;smtguid&gt;12eaf7452bcd4367&lt;/smtguid&gt;</text:span></text:p>
      <text:p text:style-name="Code"><text:span text:style-name="T2"><text:s text:c="2"/></text:span><text:s/>&lt;authuser&gt;ab6205f37503eed745&lt;/authuser&gt;</text:p>
      <text:p text:style-name="Code"><text:s text:c="3"/>&lt;authpass&gt;3549049a673565ße847bb465&lt;/authpass&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5"><text:soft-page-break/>&lt;/bulkop&gt;</text:p>
      <text:p text:style-name="P5"/>
      <text:p text:style-name="Text_20_body"><text:span text:style-name="T2">The answer from NCC should be a </text:span><text:span text:style-name="T1">&lt;bulkstatus&gt;</text:span><text:span text:style-name="T2"> block.</text:span></text:p>
      <text:p text:style-name="P3"/>
      <text:p text:style-name="P3">Example:</text:p>
      <text:p text:style-name="Code"><text:span text:style-name="T2">&lt;bulkstatus</text:span> xmlns="<text:a xlink:type="simple" xlink:href="http://www.novell.com/xml/center/regsvc-1_0">http://www.novell.com/xml/center/regsvc-1_0</text:a>"</text:p>
      <text:p text:style-name="Code"><text:s text:c="12"/>lang="en"&gt;</text:p>
      <text:p text:style-name="P5"><text:s text:c="2"/>&lt;status result=”error” operation=”register”&gt;</text:p>
      <text:p text:style-name="P5"><text:s text:c="4"/>&lt;guid&gt;1badbeef4abadb01&lt;/guid&gt;</text:p>
      <text:p text:style-name="P5"><text:s text:c="4"/>&lt;message&gt;There comes an error message&lt;/message&gt;</text:p>
      <text:p text:style-name="P5"><text:s text:c="2"/>&lt;/status&gt;</text:p>
      <text:p text:style-name="P5"><text:s text:c="2"/>&lt;status result=”success” operation=”de-register”&gt;</text:p>
      <text:p text:style-name="P5"><text:s text:c="4"/>&lt;guid&gt;ef4abadb01735540a7f5354&lt;/guid&gt;</text:p>
      <text:p text:style-name="P5"><text:s text:c="2"/>&lt;/status&gt;</text:p>
      <text:p text:style-name="P5"><text:s text:c="2"/>&lt;status result=”warning” operation=”register”&gt;</text:p>
      <text:p text:style-name="P5"><text:s text:c="4"/>&lt;guid&gt;ef4abadb01735540a7f5354&lt;/guid&gt;</text:p>
      <text:p text:style-name="P5"><text:s text:c="4"/>&lt;message&gt;This is a warning message&lt;/message&gt;</text:p>
      <text:p text:style-name="P5"><text:s text:c="2"/>&lt;/status&gt;</text:p>
      <text:p text:style-name="P5">&lt;/bulkstatus&gt;</text:p>
      <text:p text:style-name="P5"/>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18">result – with the values “error”, “warning” or “success”</text:p>
        </text:list-item>
        <text:list-item>
          <text:p text:style-name="P18">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20">guid – the client guid for which this operation was for. (required)</text:p>
        </text:list-item>
        <text:list-item>
          <text:p text:style-name="P20">message – A message. Required in case of an error or warning. On success this message can be omitted.</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3-14T10:36:05</dc:date>
    <meta:editing-cycles>15</meta:editing-cycles>
    <meta:editing-duration>PT4H30M45S</meta:editing-duration>
    <meta:user-defined meta:name="Info 1"/>
    <meta:user-defined meta:name="Info 2"/>
    <meta:user-defined meta:name="Info 3"/>
    <meta:user-defined meta:name="Info 4"/>
    <meta:document-statistic meta:table-count="0" meta:image-count="0" meta:object-count="0" meta:page-count="7" meta:paragraph-count="209" meta:word-count="1643" meta:character-count="11618"/>
  </office:meta>
</office:document-meta>
</file>